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style:text-properties style:font-name="Times" fo:font-size="11.0pt"/>
    </style:style>
    <style:style style:name="P2" style:family="paragraph" style:parent-style-name="Standard">
      <style:paragraph-properties fo:text-align="center"/>
      <style:text-properties style:font-name="Times" fo:font-size="13.0pt"/>
    </style:style>
    <style:style style:name="P3" style:family="paragraph" style:parent-style-name="Standard">
      <style:text-properties style:font-name="Times" fo:font-size="13.0pt"/>
    </style:style>
    <style:style style:name="P4" style:family="paragraph" style:parent-style-name="Standard">
      <style:paragraph-properties fo:margin-bottom="0.1965in"/>
      <style:text-properties style:font-name="Times" fo:font-size="13.0pt"/>
    </style:style>
    <style:style style:name="P5" style:family="paragraph" style:parent-style-name="Standard">
      <style:paragraph-properties fo:margin-bottom="0.1965in">
        <style:tab-stops>
          <style:tab-stop style:position="0.3938in"/>
        </style:tab-stops>
      </style:paragraph-properties>
      <style:text-properties style:font-name="Times" fo:font-size="13.0pt"/>
    </style:style>
    <style:style style:name="P6" style:family="paragraph" style:parent-style-name="Standard">
      <style:paragraph-properties fo:margin-bottom="0.0972in" fo:line-height="115%"/>
      <style:text-properties style:font-name="Times" fo:font-size="13.0pt"/>
    </style:style>
    <style:style style:name="T1" style:family="text">
      <style:text-properties fo:font-weight="bold" fo:font-weight-asian="bold" fo:font-weight-complex="bold" style:text-underline-style="solid"/>
    </style:style>
    <style:style style:name="T2" style:family="text">
      <style:text-properties fo:font-weight="bold" fo:font-weight-asian="bold" fo:font-weight-complex="bold"/>
    </style:style>
    <style:style style:name="T3" style:family="text">
      <style:text-properties style:text-underline-style="solid"/>
    </style:style>
    <style:style style:name="TableColumn1" style:family="table-column">
      <style:table-column-properties style:column-width="3.4625in" style:rel-column-width="32767*"/>
    </style:style>
  </office:automatic-styles>
  <office:body>
    <office:text>
      <text:p text:style-name="P1"><text:span text:style-name="T1">Scénario A : Organisation d’un évènement</text:span></text:p>
      <text:p text:style-name="P2"><text:span text:style-name="T2">Réunion 2 : Choix du thème</text:span></text:p>
      <text:p text:style-name="P2"/>
      <text:p text:style-name="P3"><text:span text:style-name="T1">Objectif de la réunion</text:span><text:span text:style-name="T3"> (~une phrase) : </text:span></text:p>
      <text:p text:style-name="P3">L’objectif de la réunion est de décider du thème, du format et de la date approximative de l’évènement, ainsi que le type de présentateur</text:p>
      <text:p text:style-name="P3"><text:span text:style-name="T1">Ordre du joure</text:span><text:span text:style-name="T3"><text:s/>:</text:span></text:p>
      <text:p text:style-name="P3"/>
      <text:p text:style-name="P3">1. Choix du thème définitif</text:p>
      <text:p text:style-name="P3">2. Choix de la date</text:p>
      <text:p text:style-name="P3">3. Choix des invités</text:p>
      <text:p text:style-name="P3">4. Autres informations</text:p>
      <text:p text:style-name="P3"/>
      <text:p text:style-name="P3"><text:span text:style-name="T1">Résumé</text:span><text:span text:style-name="T3"><text:s/>(~8-10 phrases)</text:span><text:s/>:</text:p>
      <text:p text:style-name="P3">Les participants discutent de l’évènement à organiser. Ils décident du thème de la journée, du format, des invités et des activités. Il a été décidé d’organiser une Kermesse à Monfaucon, qui abordera à travers plusieurs activités tous les thèmes abordés durant la précédente réunion : Les Intelligences Artificielles, Amazon, la transition écologique et les réseaux sociaux. La kermesse aura lieu le 8 mai, avec un prix de 2 euros pour la participation. Les activités incluront l’utilisation de casques VR, un jeu de quille relatif aux différents réseaux sociaux, un Karmentran à l’effigie de Jeff Bezos et une course de livreur amazon. </text:p>
      <text:p text:style-name="P3"/>
      <text:p text:style-name="P3"/>
      <text:p text:style-name="P3"><text:span text:style-name="T1">Compte Rendu</text:span><text:span text:style-name="T3"><text:s/></text:span></text:p>
      <text:p text:style-name="P3"/>
      <text:p text:style-name="P4">1. Les problèmes climatiques sont des sujets d’actualité, il est donc important de traiter d’amazon. Le thème de la transition numérique est primordial car il est important que la transition numérique se fasse à tous les niveaux en France. Avec un accès à Internet ouvert à tous. Il serait intéressant d’aborder tous les thèmes.Un vote à main levée pour décider de la possibilité de traiter tous les thème dans un seul évènement., Le vote a été Pour, avec pour fil conducteur internet. Les thèmes seront donc Amazon, les réseaux sociaux, la transition numérique et l’IA.</text:p>
      <text:p text:style-name="P5">2. Date approximative : Le 2 janvier serait un peu trop froid. Le dimanche 8 mai à été choisi pour la clémence de la météo. Sur une seule journée.</text:p>
      <text:p text:style-name="P4">3. Invité(s) : Les personnes âgées d’une maison de retraite viendront participer à la journée et s’initier aux jeux vidéos sur la plateforme de streaming twitch, quelques livreurs Amazon et les citoyens du village. Les producteurs locaux seront invités pour faire gouter des produits locaux. Un gamer professionnel peut être invité pour jouer avec les personnes âgés et les initier aux jeux vidéos, mais cette idée n’a pas été adopté car plus chère que l’utilisation de casques VR.</text:p>
      <text:p text:style-name="P3"/>
      <text:p text:style-name="P3">4. Autres informations sur l’évènement : L’évènement sera une kermesse, avec des jeux pour chacun des thèmes, à Monfaucon. Le prix de l’entrée sera de 2 euros, un prix symbolique.</text:p>
      <text:p text:style-name="P3"/>
      <text:p text:style-name="P3">5. Les activités de la journée : Un karmentran de Jeff Bezos brulera à la fin pour purger la société d’Amazon. Un jeu de quilles (chamboule tout) avec différents réseaux sociaux pour les faire tomber un à un. <text:s/>Une course de livreurs amazon dans de village à vélo. Test de réalité virtuelle dans le cimetière de Monfaucon. Des canards avec des IA à l’intérieur qui éviteront de se faire attraper par les participants, mais cela sera trop cher à installer. L’IA sera inclue dans l’évènement en faisant intervenir Alexa tout au long de l’évènement. L’installation ne sera pas chère et impressionnera les participants.Il y aura un bar et une vente de soupe au pistou. <text:s/>Des aides financières seront demandé à la mairie.</text:p>
      <text:p text:style-name="P6"/>
      <text:p text:style-name="P6"><text:span text:style-name="T1">Résumé à haute voix</text:span><text:s/>: fait par un participant de la réunion et transcrit avec LinS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022.6</meta:generator>
  </office:meta>
</office:document-meta>
</file>